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14e" officeooo:paragraph-rsid="00199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 Testi Tes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0:24:57.884908140</meta:creation-date>
    <dc:date>2022-09-09T10:25:35.365415395</dc:date>
    <meta:editing-duration>PT37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7.3.5.2$Linux_X86_64 LibreOffice_project/30$Build-2</meta:generator>
  </office:meta>
</office:document-meta>
</file>